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8491" officeooo:paragraph-rsid="00068491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68491" officeooo:paragraph-rsid="00068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-MN : 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68491" officeooo:paragraph-rsid="000684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Maxime Lordey / Quentin Sibué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0:23:49.776113106</meta:creation-date>
    <dc:date>2018-03-19T20:25:11.234960399</dc:date>
    <meta:editing-duration>PT1M23S</meta:editing-duration>
    <meta:editing-cycles>1</meta:editing-cycles>
    <meta:document-statistic meta:table-count="0" meta:image-count="0" meta:object-count="0" meta:page-count="1" meta:paragraph-count="2" meta:word-count="8" meta:character-count="45" meta:non-whitespace-character-count="39"/>
    <meta:generator>LibreOffice/5.1.6.2$Linux_X86_64 LibreOffice_project/10m0$Build-2</meta:generator>
  </office:meta>
</office:document-meta>
</file>